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2187c" officeooo:paragraph-rsid="0002187c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6pt" fo:font-weight="bold" officeooo:rsid="0001054f" officeooo:paragraph-rsid="0001054f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1054f" officeooo:paragraph-rsid="00100742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1dae0" officeooo:paragraph-rsid="0011dae0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fo:font-weight="bold" officeooo:rsid="0001054f" officeooo:paragraph-rsid="00100742" style:font-size-asian="16pt" style:font-weight-asian="bold" style:font-size-complex="16pt" style:font-weight-complex="bold"/>
    </style:style>
    <style:style style:name="P7" style:family="paragraph" style:parent-style-name="Code">
      <style:text-properties officeooo:paragraph-rsid="00053dba"/>
    </style:style>
    <style:style style:name="P8" style:family="paragraph" style:parent-style-name="Code">
      <style:text-properties officeooo:rsid="0014b3b7"/>
    </style:style>
    <style:style style:name="P9" style:family="paragraph" style:parent-style-name="Code">
      <style:text-properties officeooo:rsid="0014b3b7" officeooo:paragraph-rsid="0014b3b7"/>
    </style:style>
    <style:style style:name="P10" style:family="paragraph" style:parent-style-name="Standard">
      <style:text-properties fo:font-size="16pt" fo:font-weight="bold" officeooo:rsid="0001054f" officeooo:paragraph-rsid="0016fff7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01054f" officeooo:paragraph-rsid="0016fff7"/>
    </style:style>
    <style:style style:name="P12" style:family="paragraph" style:parent-style-name="Standard">
      <style:text-properties fo:font-size="12pt" fo:font-weight="normal" officeooo:rsid="0018e44f" officeooo:paragraph-rsid="0018e44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Code">
      <style:text-properties fo:font-size="12pt" officeooo:paragraph-rsid="00053dba" style:font-size-asian="12pt" style:font-size-complex="12pt"/>
    </style:style>
    <style:style style:name="P15" style:family="paragraph" style:parent-style-name="Code">
      <style:text-properties fo:font-weight="normal" officeooo:rsid="0014b3b7" officeooo:paragraph-rsid="0014b3b7" style:font-weight-asian="normal" style:font-weight-complex="normal"/>
    </style:style>
    <style:style style:name="P16" style:family="paragraph" style:parent-style-name="Code">
      <style:text-properties officeooo:rsid="001abf04" officeooo:paragraph-rsid="001abf04"/>
    </style:style>
    <style:style style:name="P17" style:family="paragraph" style:parent-style-name="Code">
      <style:text-properties officeooo:rsid="001c8f9e" officeooo:paragraph-rsid="001c8f9e"/>
    </style:style>
    <style:style style:name="P18" style:family="paragraph" style:parent-style-name="Code">
      <style:text-properties officeooo:rsid="001ddade" officeooo:paragraph-rsid="001c8f9e"/>
    </style:style>
    <style:style style:name="P19" style:family="paragraph" style:parent-style-name="Code">
      <style:text-properties officeooo:rsid="001ddade" officeooo:paragraph-rsid="001ddade"/>
    </style:style>
    <style:style style:name="P20" style:family="paragraph" style:parent-style-name="Code">
      <style:text-properties officeooo:rsid="001ee0a4" officeooo:paragraph-rsid="001ee0a4"/>
    </style:style>
    <style:style style:name="P21" style:family="paragraph" style:parent-style-name="Output">
      <style:text-properties fo:font-size="12pt" style:font-size-asian="12pt" style:font-size-complex="12pt"/>
    </style:style>
    <style:style style:name="P22" style:family="paragraph" style:parent-style-name="Preformatted_20_Text">
      <style:text-properties officeooo:rsid="001abf04" officeooo:paragraph-rsid="001abf04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1abf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59c5c7" loext:char-shading-value="0" style:font-weight-asian="bold" style:font-weight-complex="bold"/>
    </style:style>
    <style:style style:name="T3" style:family="text">
      <style:text-properties fo:font-weight="bold" fo:background-color="#59c5c7" loext:char-shading-value="0" style:font-weight-asian="bold" style:font-weight-complex="bold"/>
    </style:style>
    <style:style style:name="T4" style:family="text">
      <style:text-properties fo:font-weight="bold" fo:background-color="#fff200" loext:char-shading-value="0" style:font-weight-asian="bold" style:font-weight-complex="bold"/>
    </style:style>
    <style:style style:name="T5" style:family="text">
      <style:text-properties fo:font-weight="bold" fo:background-color="#fff200" loext:char-shading-value="0" style:font-weight-asian="bold" style:font-weight-complex="bold"/>
    </style:style>
    <style:style style:name="T6" style:family="text">
      <style:text-properties fo:font-weight="bold" fo:background-color="#add58a" loext:char-shading-value="0" style:font-weight-asian="bold" style:font-weight-complex="bold"/>
    </style:style>
    <style:style style:name="T7" style:family="text">
      <style:text-properties fo:font-weight="bold" fo:background-color="#00b274" loext:char-shading-value="0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background-color="#fff200" loext:char-shading-value="0" style:font-size-asian="12pt" style:font-size-complex="12pt"/>
    </style:style>
    <style:style style:name="T11" style:family="text">
      <style:text-properties fo:background-color="#fff200" loext:char-shading-value="0"/>
    </style:style>
    <style:style style:name="T12" style:family="text">
      <style:text-properties officeooo:rsid="0012d43a" fo:background-color="#fff200" loext:char-shading-value="0"/>
    </style:style>
    <style:style style:name="T13" style:family="text">
      <style:text-properties fo:background-color="#fff200" loext:char-shading-value="0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50480" style:font-style-asian="normal" style:font-style-complex="normal"/>
    </style:style>
    <style:style style:name="T16" style:family="text">
      <style:text-properties fo:font-style="normal" officeooo:rsid="00053dba" style:font-style-asian="normal" style:font-style-complex="normal"/>
    </style:style>
    <style:style style:name="T17" style:family="text">
      <style:text-properties fo:background-color="#59c5c7" loext:char-shading-value="0"/>
    </style:style>
    <style:style style:name="T18" style:family="text">
      <style:text-properties fo:background-color="#59c5c7" loext:char-shading-value="0"/>
    </style:style>
    <style:style style:name="T19" style:family="text">
      <style:text-properties fo:background-color="#add58a" loext:char-shading-value="0"/>
    </style:style>
    <style:style style:name="T20" style:family="text">
      <style:text-properties officeooo:rsid="000c2775"/>
    </style:style>
    <style:style style:name="T21" style:family="text">
      <style:text-properties officeooo:rsid="00100742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100742" style:font-size-asian="16pt" style:font-weight-asian="bold" style:font-size-complex="16pt" style:font-weight-complex="bold"/>
    </style:style>
    <style:style style:name="T24" style:family="text">
      <style:text-properties fo:font-size="16pt" fo:font-weight="bold" officeooo:rsid="0016fff7" style:font-size-asian="16pt" style:font-weight-asian="bold" style:font-size-complex="16pt" style:font-weight-complex="bold"/>
    </style:style>
    <style:style style:name="T25" style:family="text">
      <style:text-properties officeooo:rsid="001ba07b"/>
    </style:style>
    <style:style style:name="T26" style:family="text">
      <style:text-properties fo:background-color="#00b274" loext:char-shading-value="0"/>
    </style:style>
    <style:style style:name="T27" style:family="text">
      <style:text-properties fo:background-color="#00b274" loext:char-shading-value="0"/>
    </style:style>
    <style:style style:name="T28" style:family="text">
      <style:text-properties officeooo:rsid="00219d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DING POINTS TO MAP</text:p>
      <text:p text:style-name="P3"/>
      <text:p text:style-name="P1">from the previous lecture:</text:p>
      <text:p text:style-name="P3"/>
      <text:p text:style-name="Code"><text:tab/>import folium</text:p>
      <text:p text:style-name="Code"><text:tab/>map = folium.Map(location=[38.58, -99.09], zoom_start=6)<text:span text:style-name="T14"> – </text:span><text:span text:style-name="T15">create a Map object</text:span></text:p>
      <text:p text:style-name="Code"><text:tab/>map.save("Map1.html")</text:p>
      <text:p text:style-name="Code"/>
      <text:p text:style-name="Code"><text:tab/>dir(folium)</text:p>
      <text:p text:style-name="Output"><text:line-break/><text:span text:style-name="T9">['Circle', '</text:span><text:span text:style-name="T10">CircleMarker</text:span><text:span text:style-name="T9">', 'ClickForMarker', 'ColorMap', 'CssLink', 'CustomIcon', 'Div', 'DivIcon', 'Element', 'FeatureGroup', 'Figure', 'FitBounds', 'GeoJson', 'Html', 'IFrame', 'Icon', 'JavascriptLink', 'LatLngPopup', 'LayerControl', 'LinearColormap', 'Link', 'MacroElement', 'Map', '</text:span><text:span text:style-name="T10">Marker</text:span><text:span text:style-name="T9">', 'PolyLine', 'Popup', '</text:span><text:span text:style-name="T10">RegularPolygonMarker</text:span><text:span text:style-name="T9">', 'StepColormap', 'TileLayer', 'TopoJson', 'Vega', 'VegaLite', 'WmsTileLayer', '__all__', '__builtins__', '__cached__', '__doc__', '__file__', '__loader__', '__name__', '__package__', '__path__', '__spec__', '__version__', '_version', 'absolute_import', 'division', 'features', 'folium', 'map', 'print_function', 'utilities']</text:span></text:p>
      <text:p text:style-name="P21"/>
      <text:p text:style-name="P7"><text:tab/>import folium</text:p>
      <text:p text:style-name="P7"><text:tab/>map = folium.Map(location=[38.58, -99.09], zoom_start=6)<text:span text:style-name="T14"> – </text:span><text:span text:style-name="T15">create a Map object</text:span></text:p>
      <text:p text:style-name="P2"><text:tab/>… </text:p>
      <text:p text:style-name="P2"><text:span text:style-name="T15"><text:tab/></text:span><text:span text:style-name="T16">we can add objects to the map there</text:span></text:p>
      <text:p text:style-name="P2"><text:tab/>… </text:p>
      <text:p text:style-name="P14"><text:tab/>map.save("Map1.html")</text:p>
      <text:p text:style-name="P14"/>
      <text:p text:style-name="Standard">now, we can add a single marker:</text:p>
      <text:p text:style-name="P14"/>
      <text:p text:style-name="Code"><text:tab/>map.add_child(<text:span text:style-name="T4">child</text:span><text:span text:style-name="T11">=folium.</text:span><text:span text:style-name="T4">Marker</text:span><text:span text:style-name="T11">(location=[38.2, -99.1]</text:span>,<text:tab/></text:p>
      <text:p text:style-name="Code"><text:s/><text:tab/> <text:s text:c="24"/><text:span text:style-name="T2">popup</text:span><text:span text:style-name="T17">="Hi I am a Marker"</text:span>,</text:p>
      <text:p text:style-name="Code"><text:s text:c="23"/><text:tab/><text:tab/> <text:span text:style-name="T6">icon</text:span><text:span text:style-name="T19">=folium.</text:span><text:span text:style-name="T6">Icon</text:span><text:span text:style-name="T19">(color='green'</text:span>)))<text:tab/></text:p>
      <text:p text:style-name="Standard"/>
      <text:p text:style-name="Standard">or <text:span text:style-name="T20">(to keep the code organized, also, it will be used with the layer feature)</text:span>:</text:p>
      <text:p text:style-name="Standard"/>
      <text:p text:style-name="Code"><text:tab/><text:span text:style-name="T1">fg</text:span> = folium.<text:span text:style-name="T1">FeatureGroup</text:span>(name="My Map")</text:p>
      <text:p text:style-name="Code"/>
      <text:p text:style-name="Code"><text:tab/>fg.add_child(folium.<text:span text:style-name="T8">Marker</text:span>(location=[38.2, -99.1],</text:p>
      <text:p text:style-name="Code"><text:s text:c="28"/>popup="Hi I am a Marker",</text:p>
      <text:p text:style-name="Code"><text:s text:c="28"/>icon=folium.Icon(color='green')))</text:p>
      <text:p text:style-name="Code"/>
      <text:p text:style-name="Code"><text:tab/>map.add_child(<text:span text:style-name="T1">fg</text:span>)</text:p>
      <text:p text:style-name="P6">ADDING <text:span text:style-name="T21">MULTIPLE MARKERS</text:span> TO MAP</text:p>
      <text:p text:style-name="P4"/>
      <text:p text:style-name="P5">its not possible to add multiple markers with one single method</text:p>
      <text:p text:style-name="P5"/>
      <text:p text:style-name="Code"><text:tab/>fg = folium.FeatureGroup(name="My Map")</text:p>
      <text:p text:style-name="Code"/>
      <text:p text:style-name="Code"><text:tab/>fg.add_child(<text:tab/>child=folium.Marker(location=[38.2, -99.1],</text:p>
      <text:p text:style-name="Code"><text:s text:c="28"/><text:tab/>popup="Hi I am a Marker",<text:tab/><text:tab/><text:tab/><text:span text:style-name="T12">MARKER1</text:span></text:p>
      <text:p text:style-name="Code"><text:s text:c="28"/><text:tab/>icon=folium.Icon(color='green')))</text:p>
      <text:p text:style-name="Code"><text:tab/>fg.add_child(<text:tab/>child=folium.Marker(location=[37.2, -97.1],</text:p>
      <text:p text:style-name="Code"><text:s text:c="28"/><text:tab/>popup="Hi I am a Marker",<text:tab/><text:tab/><text:tab/><text:span text:style-name="T12">MARKER2</text:span></text:p>
      <text:p text:style-name="Code"><text:s text:c="28"/><text:tab/>icon=folium.Icon(color='green')))</text:p>
      <text:p text:style-name="Code"/>
      <text:p text:style-name="Code"><text:tab/>map.add_child(fg)</text:p>
      <text:p text:style-name="P8"/>
      <text:p text:style-name="P9">but we can use <text:span text:style-name="T1">for </text:span><text:span text:style-name="T8">loop:</text:span></text:p>
      <text:p text:style-name="P15"/>
      <text:p text:style-name="P15"><text:tab/>for coordinates in [[35.2, -95.1],[37.2, -97.1],[38.2, -99.1]]:</text:p>
      <text:p text:style-name="P9"><text:s text:c="4"/><text:tab/><text:tab/>fg.add_child(<text:tab/>child=folium.Marker(location=coordinates,</text:p>
      <text:p text:style-name="P9"><text:s text:c="32"/><text:tab/><text:tab/>popup="Hi I am a Marker",</text:p>
      <text:p text:style-name="P9"><text:s text:c="32"/><text:tab/><text:tab/>icon=folium.Icon(color='green')))</text:p>
      <text:p text:style-name="P10"/>
      <text:p text:style-name="P11"><text:span text:style-name="T22">ADDING </text:span><text:span text:style-name="T23">MARKERS</text:span><text:span text:style-name="T22"> TO MAP </text:span><text:span text:style-name="T24">FROM A TEXT FILE</text:span></text:p>
      <text:p text:style-name="P11"><text:span text:style-name="T24"/></text:p>
      <text:p text:style-name="P12">read markers data (volcanoes in USA) from a website:</text:p>
      <text:p text:style-name="P12"/>
      <text:p text:style-name="Code"><text:tab/>data = pandas.read_csv("<text:a xlink:type="simple" xlink:href="http://www.pythonhow.com/data/Volcanoes_USA.txt" text:style-name="Internet_20_link" text:visited-style-name="Visited_20_Internet_20_Link">http://www.pythonhow.com/data/Volcanoes_USA.txt</text:a>")</text:p>
      <text:p text:style-name="Code"/>
      <text:p text:style-name="P16">the file <text:span text:style-name="T25">contains location of the volcano (latitude LAT and longitude LON):</text:span></text:p>
      <text:p text:style-name="P16"/>
      <text:p text:style-name="P22">VOLCANX020,NUMBER,<text:span text:style-name="T1">NAME</text:span>,LOCATION,STATUS,<text:span text:style-name="T1">ELEV</text:span>,TYPE,TIMEFRAME,<text:span text:style-name="T1">LAT</text:span>,<text:span text:style-name="T1">LON</text:span></text:p>
      <text:p text:style-name="Preformatted_20_Text">509.000000000000000,1201-01=,Baker,US-Washington,Historical,3285.000000000000000,Stratovolcanoes,D3,48.7767982,-121.8109970</text:p>
      <text:p text:style-name="Preformatted_20_Text">511.000000000000000,1201-02-,Glacier Peak,US-Washington,Tephrochronology,3213.000000000000000,Stratovolcano,D4,48.1118011,-121.1110001</text:p>
      <text:p text:style-name="P23">513.000000000000000,1201-03-,Rainier,US-Washington,Dendrochronology,4392.000000000000000,Stratovolcano,D3,46.8698006,-121.7509995</text:p>
      <text:p text:style-name="P23">…</text:p>
      <text:p text:style-name="P23"/>
      <text:p text:style-name="P13">read LAT and LON into lists:</text:p>
      <text:p text:style-name="P16"><text:tab/>lat = list(data["LAT"])</text:p>
      <text:p text:style-name="P16"><text:tab/>lon = list(data["LON"])</text:p>
      <text:p text:style-name="P16"/>
      <text:p text:style-name="Standard">create feature group:</text:p>
      <text:p text:style-name="P17"/>
      <text:p text:style-name="P17"><text:tab/>fg = folium.FeatureGroup(name="My Map")</text:p>
      <text:p text:style-name="P17"/>
      <text:p text:style-name="Standard">adding a single marker:</text:p>
      <text:p text:style-name="P19"/>
      <text:p text:style-name="P17"><text:tab/>fg.add_child(child=folium.CircleMarker(location=[lat[0], lon[0])</text:p>
      <text:p text:style-name="Code"><text:tab/>map.add_child(fg)</text:p>
      <text:p text:style-name="Code"><text:tab/>map.save("Map1.html")</text:p>
      <text:p text:style-name="P18"/>
      <text:p text:style-name="Standard">add all of the markers:</text:p>
      <text:p text:style-name="P20"/>
      <text:p text:style-name="P20"><text:tab/><text:span text:style-name="T1">for </text:span><text:span text:style-name="T5">lt</text:span><text:span text:style-name="T1">, </text:span><text:span text:style-name="T3">ln</text:span><text:span text:style-name="T1">, </text:span><text:span text:style-name="T7">el</text:span><text:span text:style-name="T1"> in zip(</text:span><text:span text:style-name="T5">lat</text:span><text:span text:style-name="T1">, </text:span><text:span text:style-name="T3">lon</text:span><text:span text:style-name="T1">, </text:span><text:span text:style-name="T7">elev</text:span><text:span text:style-name="T1">):</text:span></text:p>
      <text:p text:style-name="P20"><text:s text:c="3"/><text:tab/> <text:s text:c="4"/><text:span text:style-name="T1"><text:s text:c="2"/>fg.add_child</text:span>(child=folium.CircleMarker(location=[<text:span text:style-name="T13">lt</text:span>, <text:span text:style-name="T18">ln</text:span>], popup=str(<text:span text:style-name="T27">el</text:span>)+" m",</text:p>
      <text:p text:style-name="P20"><text:s text:c="8"/><text:tab/><text:tab/>fill_color=<text:span text:style-name="T1">choose_color(</text:span><text:span text:style-name="T7">el</text:span><text:span text:style-name="T1">)</text:span>, color='black', fill=True, radious=7, fill_opacity=0.8))</text:p>
      <text:p text:style-name="Standard"><text:tab/><text:tab/><text:tab/><text:tab/><text:span text:style-name="T28">^^^ function that returns a color of the marker</text:span></text:p>
      <text:p text:style-name="Code"/>
      <text:p text:style-name="Code"><text:tab/>map.add_child(<text:span text:style-name="T1">fg</text:span>)</text:p>
      <text:p text:style-name="Code"><text:tab/>map.save("Map1.html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de" style:family="paragraph" style:parent-style-name="Standard">
      <style:text-properties fo:font-size="12pt" fo:font-style="italic" fo:font-weight="normal" officeooo:rsid="00003866" style:font-size-asian="10.5pt" style:font-style-asian="italic" style:font-weight-asian="normal" style:font-size-complex="12pt" style:font-style-complex="italic" style:font-weight-complex="normal"/>
    </style:style>
    <style:style style:name="Output" style:family="paragraph" style:parent-style-name="Code">
      <style:paragraph-properties fo:margin-top="0cm" fo:margin-bottom="0.499cm" loext:contextual-spacing="false"/>
      <style:text-properties style:font-name="Liberation Mono" fo:font-family="'Liberation Mono'" style:font-family-generic="modern" style:font-pitch="fixed" fo:font-size="14pt" style:font-size-asian="14pt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5-05T23:37:55.935000000</dc:date>
    <meta:editing-duration>PT1H19M7S</meta:editing-duration>
    <meta:editing-cycles>38</meta:editing-cycles>
    <meta:document-statistic meta:table-count="0" meta:image-count="0" meta:object-count="0" meta:page-count="3" meta:paragraph-count="63" meta:word-count="298" meta:character-count="3584" meta:non-whitespace-character-count="2985"/>
  </office:meta>
</office:document-meta>
</file>